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4.278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3.7453in"/>
    </style:style>
    <style:style style:name="co6" style:family="table-column">
      <style:table-column-properties fo:break-before="auto" style:column-width="6.522in"/>
    </style:style>
    <style:style style:name="co7" style:family="table-column">
      <style:table-column-properties fo:break-before="auto" style:column-width="9.3953in"/>
    </style:style>
    <style:style style:name="co8" style:family="table-column">
      <style:table-column-properties fo:break-before="auto" style:column-width="6.05in"/>
    </style:style>
    <style:style style:name="co9" style:family="table-column">
      <style:table-column-properties fo:break-before="auto" style:column-width="2.3516in"/>
    </style:style>
    <style:style style:name="co10" style:family="table-column">
      <style:table-column-properties fo:break-before="auto" style:column-width="2.4799in"/>
    </style:style>
    <style:style style:name="co11" style:family="table-column">
      <style:table-column-properties fo:break-before="auto" style:column-width="1.9008in"/>
    </style:style>
    <style:style style:name="co12" style:family="table-column">
      <style:table-column-properties fo:break-before="auto" style:column-width="1.8689in"/>
    </style:style>
    <style:style style:name="co13" style:family="table-column">
      <style:table-column-properties fo:break-before="auto" style:column-width="2.3728in"/>
    </style:style>
    <style:style style:name="co14" style:family="table-column">
      <style:table-column-properties fo:break-before="auto" style:column-width="0.52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0626in" fo:break-before="auto" style:use-optimal-row-height="true"/>
    </style:style>
    <style:style style:name="ro3" style:family="table-row">
      <style:table-row-properties style:row-height="4.9957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kunk_MIC_Wo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P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201, C301, C501, C601, C701, C801, C901, C1001, C1101, C1201, C1301, C1401, C1501, C1502, C1503, C1504, C1505, C1704, C1804, C1901, C1902, C1903, C1904, C1905, C2104, C2204, C2404, C2504, C2704, C2804, C3004, C3104, C3304, C3404, C3604, C3704, C3904, C4004, C4204, C4304, C4504, C4604, C4701, C4702, C4703, C4704, C4705, C4706, C4707, C4708, C4709, C4710, C4802, C4806, C5004, C5005, C5006, C5008, C5104, C5105, C5106, C5108, C5204, C5205, C5206, C5208, C5304, C5305, C5306, C5308, C5404, C5405, C5406, C5408, C5601, C5602, C5603, C5604, C5605, C5606, C5607, C5608, C5609, C5610, C5611, C5612, C5613, C5614, C5615, C5616, C5617, C5618, C5619, C5620, C5621, C5622, C5623, C5624, C5625, C5626, C5627, C5628, C5629, C5630, C5631, C5632, C5701, C5702, C5703, C5704, C5705, C5706, C5707, C5708, C5709, C5710, C5711, C5712, C5713, C5714, C5715, C5716, C5717, C5718, C5719, C5720, C5721, C5722, C5723, C5724, C5725, C5726, C5727, C5728, C5729, C5730, C5731, C5732, C5801, C5802, C5803, C5804, C5805, C5806, C5807, C5808, C5809, C5810, C5811, C5812, C5813, C5814, C5815, C5816, C5817, C5818, C5819, C5820, C5821, C5822, C5823, C5824, C5825, C5826, C5827, C5828, C5829, C5830, C5831, C5832, C5901, C5902, C5903, C5904, C5905, C5906, C5907, C5908, C5909, C5910, C5911, C5912, C5913, C5914, C5915, C5916, C5917, C5918, C5919, C5920, C5921, C5922, C5923, C5924, C5925, C5926, C5927, C5928, C5929, C5930, C5931, C5932, C6001, C6002, C6003, C6004, C6005, C6006, C6007, C6008, C6009, C6010, C6011, C6012, C6013, C6014, C6015, C6016, C6017, C6018, C6019, C6020, C6021, C6022, C6023, C6024, C6025, C6026, C6027, C6028, C6029, C6030, C6031, C60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0.1 µF ±5% 10V Ceramic Capacitor X7R</text:p>
          </table:table-cell>
          <table:table-cell office:value-type="string" calcext:value-type="string">
            <text:p>VJ0805Y104JXQPW1BC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Y104JXQPW1BC</text:p>
          </table:table-cell>
          <table:table-cell office:value-type="string" calcext:value-type="string">
            <text:p>77-VJ0805Y104JXQPBC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5, C206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0.22 µF ±10% 16V Ceramic Capacitor X7R</text:p>
          </table:table-cell>
          <table:table-cell office:value-type="string" calcext:value-type="string">
            <text:p>720-VJ0805Y224KXJATTR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Y224KXJAT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1, R302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0 Ohms Jumper 0.125W, 1/8W Chip Resistor</text:p>
          </table:table-cell>
          <table:table-cell office:value-type="string" calcext:value-type="string">
            <text:p>541-4125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0000Z0EAC</text:p>
          </table:table-cell>
          <table:table-cell office:value-type="string" calcext:value-type="string">
            <text:p>71-CRCW08050000Z0EAC</text:p>
          </table:table-cell>
          <table:table-cell office:value-type="string" calcext:value-type="string">
            <text:p>Place as close to the IC as possibl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00kOhms ±1% 0.125W Chip Resistor</text:p>
          </table:table-cell>
          <table:table-cell office:value-type="string" calcext:value-type="string">
            <text:p>541-CRCW0805100KFKEBCTR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0KFKEBC</text:p>
          </table:table-cell>
          <table:table-cell office:value-type="string" calcext:value-type="string">
            <text:p>71-CRCW0805100KFKEB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1702, R1703, R1708, R1710, R1711, R1712, R1713, R1714, R1716, R1721, R1723, R1724, R1725, R1726, R1802, R1803, R1808, R1810, R1811, R1812, R1813, R1814, R1816, R1821, R1823, R1824, R1825, R1826, R2102, R2103, R2108, R2110, R2111, R2112, R2113, R2114, R2116, R2121, R2123, R2124, R2125, R2126, R2202, R2203, R2208, R2210, R2211, R2212, R2213, R2214, R2216, R2221, R2223, R2224, R2225, R2226, R2402, R2403, R2408, R2410, R2411, R2412, R2413, R2414, R2416, R2421, R2423, R2424, R2425, R2426, R2502, R2503, R2508, R2510, R2511, R2512, R2513, R2514, R2516, R2521, R2523, R2524, R2525, R2526, R2702, R2703, R2708, R2710, R2711, R2712, R2713, R2714, R2716, R2721, R2723, R2724, R2725, R2726, R2802, R2803, R2808, R2810, R2811, R2812, R2813, R2814, R2816, R2821, R2823, R2824, R2825, R2826, R3002, R3003, R3008, R3010, R3011, R3012, R3013, R3014, R3016, R3021, R3023, R3024, R3025, R3026, R3102, R3103, R3108, R3110, R3111, R3112, R3113, R3114, R3116, R3121, R3123, R3124, R3125, R3126, R3302, R3303, R3308, R3310, R3311, R3312, R3313, R3314, R3316, R3321, R3323, R3324, R3325, R3326, R3402, R3403, R3408, R3410, R3411, R3412, R3413, R3414, R3416, R3421, R3423, R3424, R3425, R3426, R3602, R3603, R3608, R3610, R3611, R3612, R3613, R3614, R3616, R3621, R3623, R3624, R3625, R3626, R3702, R3703, R3708, R3710, R3711, R3712, R3713, R3714, R3716, R3721, R3723, R3724, R3725, R3726, R3902, R3903, R3908, R3910, R3911, R3912, R3913, R3914, R3916, R3921, R3923, R3924, R3925, R3926, R4002, R4003, R4008, R4010, R4011, R4012, R4013, R4014, R4016, R4021, R4023, R4024, R4025, R4026, R4202, R4203, R4208, R4210, R4211, R4212, R4213, R4214, R4216, R4221, R4223, R4224, R4225, R4226, R4302, R4303, R4308, R4310, R4311, R4312, R4313, R4314, R4316, R4321, R4323, R4324, R4325, R4326, R4502, R4503, R4508, R4510, R4511, R4512, R4513, R4514, R4516, R4521, R4523, R4524, R4525, R4526, R4602, R4603, R4608, R4610, R4611, R4612, R4613, R4614, R4616, R4621, R4623, R4624, R4625, R4626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00kOhms ±1% 0.125W Chip Resistor </text:p>
          </table:table-cell>
          <table:table-cell office:value-type="string" calcext:value-type="string">
            <text:p>541-CRCW0805100KFKEBCTR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0KFKEBC</text:p>
          </table:table-cell>
          <table:table-cell office:value-type="string" calcext:value-type="string">
            <text:p>71-CRCW0805100KFKEB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03, C480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content.kemet.com/datasheets/KEM_C1003_C0G_SMD.pdf</text:p>
          </table:table-cell>
          <table:table-cell office:value-type="string" calcext:value-type="string">
            <text:p>100 pF ±5% 16V Ceramic Capacitor C0G, NP0</text:p>
          </table:table-cell>
          <table:table-cell office:value-type="string" calcext:value-type="string">
            <text:p>399-14544-2-ND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1J4GAC7800</text:p>
          </table:table-cell>
          <table:table-cell office:value-type="string" calcext:value-type="string">
            <text:p>80-C0805C101J4G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01, J202</text:p>
          </table:table-cell>
          <table:table-cell office:value-type="string" calcext:value-type="string">
            <text:p>105-1102-001</text:p>
          </table:table-cell>
          <table:table-cell office:value-type="string" calcext:value-type="string">
            <text:p>dk_Banana-and-Tip-Connectors-Jacks-Plugs:105-1102-001</text:p>
          </table:table-cell>
          <table:table-cell office:value-type="string" calcext:value-type="string">
            <text:p>digikey-footprints:Test_Jack_Horiz</text:p>
          </table:table-cell>
          <table:table-cell office:value-type="string" calcext:value-type="string">
            <text:p>https://belfuse.com/resources/Johnson/drawings/dr-1051101001.pdf</text:p>
          </table:table-cell>
          <table:table-cell office:value-type="string" calcext:value-type="string">
            <text:p>CONN TIP JACK SOLDER RED</text:p>
          </table:table-cell>
          <table:table-cell office:value-type="string" calcext:value-type="string">
            <text:p>J576-ND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105-1102-001</text:p>
          </table:table-cell>
          <table:table-cell office:value-type="string" calcext:value-type="string">
            <text:p>530-105-1102-1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03, J204</text:p>
          </table:table-cell>
          <table:table-cell office:value-type="string" calcext:value-type="string">
            <text:p>105-1103-001</text:p>
          </table:table-cell>
          <table:table-cell office:value-type="string" calcext:value-type="string">
            <text:p>dk_Banana-and-Tip-Connectors-Jacks-Plugs:105-1103-001</text:p>
          </table:table-cell>
          <table:table-cell office:value-type="string" calcext:value-type="string">
            <text:p>digikey-footprints:Test_Jack_Horiz</text:p>
          </table:table-cell>
          <table:table-cell office:value-type="string" calcext:value-type="string">
            <text:p>https://belfuse.com/resources/Johnson/drawings/dr-1051101001.pdf</text:p>
          </table:table-cell>
          <table:table-cell office:value-type="string" calcext:value-type="string">
            <text:p>CONN TIP JACK SOLDER BLACK</text:p>
          </table:table-cell>
          <table:table-cell office:value-type="string" calcext:value-type="string">
            <text:p>J577-ND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105-1103-001</text:p>
          </table:table-cell>
          <table:table-cell office:value-type="string" calcext:value-type="string">
            <text:p>530-105-1103-1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304, R502, R602, R702, R802, R902, R1002, R1102, R1202, R1302, R1402, R1704, R1709, R1717, R1722, R1804, R1809, R1817, R1822, R1903, R1906, R1909, R2104, R2109, R2117, R2122, R2204, R2209, R2217, R2222, R2404, R2409, R2417, R2422, R2504, R2509, R2517, R2522, R2704, R2709, R2717, R2722, R2804, R2809, R2817, R2822, R3004, R3009, R3017, R3022, R3104, R3109, R3117, R3122, R3304, R3309, R3317, R3322, R3404, R3409, R3417, R3422, R3604, R3609, R3617, R3622, R3704, R3709, R3717, R3722, R3904, R3909, R3917, R3922, R4004, R4009, R4017, R4022, R4204, R4209, R4217, R4222, R4304, R4309, R4317, R4322, R4504, R4509, R4517, R4522, R4604, R4609, R4617, R462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0kOhms ±1% 0.125W Chip Resistor</text:p>
          </table:table-cell>
          <table:table-cell office:value-type="string" calcext:value-type="string">
            <text:p>541-3976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EAC</text:p>
          </table:table-cell>
          <table:table-cell office:value-type="string" calcext:value-type="string">
            <text:p>71-CRCW080510K0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4803, R4808, R5003, R5103, R5203, R5303, R540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0kOhms ±1% 0.125W Chip Resistor</text:p>
          </table:table-cell>
          <table:table-cell office:value-type="string" calcext:value-type="string">
            <text:p>541-3976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EAC</text:p>
          </table:table-cell>
          <table:table-cell office:value-type="string" calcext:value-type="string">
            <text:p>71-CRCW080510K0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10M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0 MOhms ±1% 0.125W, 1/8W Chip Resistor</text:p>
          </table:table-cell>
          <table:table-cell office:value-type="string" calcext:value-type="string">
            <text:p>541-CRCW080510M0FKEACTR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M0FKEAC</text:p>
          </table:table-cell>
          <table:table-cell office:value-type="string" calcext:value-type="string">
            <text:p>71-CRCW080510M0FKEAC</text:p>
          </table:table-cell>
          <table:table-cell office:value-type="string" calcext:value-type="string">
            <text:p>Place as close as possible to the IC</text:p>
          </table:table-cell>
          <table:table-cell office:value-type="string" calcext:value-type="string">
            <text:p>Activ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202, C1701, C1703, C1705, C1707, C1801, C1803, C1805, C1807, C2101, C2103, C2105, C2107, C2201, C2203, C2205, C2207, C2401, C2403, C2405, C2407, C2501, C2503, C2505, C2507, C2701, C2703, C2705, C2707, C2801, C2803, C2805, C2807, C3001, C3003, C3005, C3007, C3101, C3103, C3105, C3107, C3301, C3303, C3305, C3307, C3401, C3403, C3405, C3407, C3601, C3603, C3605, C3607, C3701, C3703, C3705, C3707, C3901, C3903, C3905, C3907, C4001, C4003, C4005, C4007, C4201, C4203, C4205, C4207, C4301, C4303, C4305, C4307, C4501, C4503, C4505, C4507, C4601, C4603, C4605, C4607, C5001, C5002, C5007, C5101, C5102, C5107, C5201, C5202, C5207, C5301, C5302, C5307, C5401, C5402, C540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search.murata.co.jp/Ceramy/image/img/A01X/G101/ENG/GRM21BR71A106KA73-01.pdf</text:p>
          </table:table-cell>
          <table:table-cell office:value-type="string" calcext:value-type="string">
            <text:p>10 µF ±10% 10V Ceramic Capacitor X7R</text:p>
          </table:table-cell>
          <table:table-cell office:value-type="string" calcext:value-type="string">
            <text:p>490-10516-2-N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81-GRM21BR71A106KA3L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701, R1715, R1801, R1815, R2101, R2115, R2201, R2215, R2401, R2415, R2501, R2515, R2701, R2715, R2801, R2815, R3001, R3015, R3101, R3115, R3301, R3315, R3401, R3415, R3601, R3615, R3701, R3715, R3901, R3915, R4001, R4015, R4201, R4215, R4301, R4315, R4501, R4515, R4601, R4615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https://www.vishay.com/docs/20035/dcrcwe3.pdf</text:p>
          </table:table-cell>
          <table:table-cell office:value-type="string" calcext:value-type="string">
            <text:p>10 Ohms ±1% 0.25W, Chip Resistor</text:p>
          </table:table-cell>
          <table:table-cell office:value-type="string" calcext:value-type="string">
            <text:p>541-10.0FTR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120610R0FKEA</text:p>
          </table:table-cell>
          <table:table-cell office:value-type="string" calcext:value-type="string">
            <text:p>71-CRCW1206-10-E3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802, R480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1 kOhms ±1% 0.125W, 1/8W Chip Resistor</text:p>
          </table:table-cell>
          <table:table-cell office:value-type="string" calcext:value-type="string">
            <text:p>541-3977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K00FKEAC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5003, C5009, C5010, C5011, C5103, C5109, C5110, C5111, C5203, C5209, C5210, C5211, C5303, C5309, C5310, C5311, C5403, C5409, C5410, C54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1 µF ±10% 16V Ceramic Capacitor X7R</text:p>
          </table:table-cell>
          <table:table-cell office:value-type="string" calcext:value-type="string">
            <text:p>720-VJ0805Y105KXJTW1BCTR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Y105KXJTW1BC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1706, R1707, R1719, R1720, R1806, R1807, R1819, R1820, R2106, R2107, R2119, R2120, R2206, R2207, R2219, R2220, R2406, R2407, R2419, R2420, R2506, R2507, R2519, R2520, R2706, R2707, R2719, R2720, R2806, R2807, R2819, R2820, R3006, R3007, R3019, R3020, R3106, R3107, R3119, R3120, R3306, R3307, R3319, R3320, R3406, R3407, R3419, R3420, R3606, R3607, R3619, R3620, R3706, R3707, R3719, R3720, R3906, R3907, R3919, R3920, R4006, R4007, R4019, R4020, R4206, R4207, R4219, R4220, R4306, R4307, R4319, R4320, R4506, R4507, R4519, R4520, R4606, R4607, R4619, R4620</text:p>
          </table:table-cell>
          <table:table-cell office:value-type="string" calcext:value-type="string">
            <text:p>200K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200 kOhms ±1% 0.125W Chip Resistor</text:p>
          </table:table-cell>
          <table:table-cell office:value-type="string" calcext:value-type="string">
            <text:p>541-4159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200KFKEAC</text:p>
          </table:table-cell>
          <table:table-cell office:value-type="string" calcext:value-type="string">
            <text:p>71-CRCW0805200K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2, C30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22 pF ±1% 16V Ceramic Capacitor C0G, NP0</text:p>
          </table:table-cell>
          <table:table-cell office:value-type="string" calcext:value-type="string">
            <text:p>720-VJ0805A220FXJPW1BCTR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A220FXJPW1BC</text:p>
          </table:table-cell>
          <table:table-cell office:value-type="string" calcext:value-type="string">
            <text:p>77-VJ0805A220FXJPBC</text:p>
          </table:table-cell>
          <table:table-cell office:value-type="string" calcext:value-type="string">
            <text:p>Place as close to IC as possibl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203, C204, C208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search.murata.co.jp/Ceramy/image/img/A01X/G101/ENG/GRM21BD71A226ME44-01.pdf</text:p>
          </table:table-cell>
          <table:table-cell office:value-type="string" calcext:value-type="string">
            <text:p>22 µF ±20% 10V Ceramic Capacitor X7T</text:p>
          </table:table-cell>
          <table:table-cell office:value-type="string" calcext:value-type="string">
            <text:p>490-9959-2-N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D71A226ME44L</text:p>
          </table:table-cell>
          <table:table-cell office:value-type="string" calcext:value-type="string">
            <text:p>81-GRM21BD71A226ME4L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hick Film Resistors - SMD 1/8Watt 249Kohms 1%</text:p>
          </table:table-cell>
          <table:table-cell office:value-type="string" calcext:value-type="string">
            <text:p>71-CRCW0805249KFKECC</text:p>
          </table:table-cell>
          <table:table-cell office:value-type="string" calcext:value-type="string">
            <text:p>Vishay / Dale </text:p>
          </table:table-cell>
          <table:table-cell office:value-type="string" calcext:value-type="string">
            <text:p>CRCW0805249KFKECC</text:p>
          </table:table-cell>
          <table:table-cell office:value-type="string" calcext:value-type="string">
            <text:p>71-CRCW0805249KFKEC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301, Y470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Device:Crystal_GND24_Small</text:p>
          </table:table-cell>
          <table:table-cell office:value-type="string" calcext:value-type="string">
            <text:p>dcm-footprint:ECX-53B-DU</text:p>
          </table:table-cell>
          <table:table-cell office:value-type="string" calcext:value-type="string">
            <text:p>https://ecsxtal.com/store/pdf/ecx_53b_du.pdf</text:p>
          </table:table-cell>
          <table:table-cell office:value-type="string" calcext:value-type="string">
            <text:p>27 MHz ±30ppm Crystal 20pF 30 Ohms</text:p>
          </table:table-cell>
          <table:table-cell office:value-type="string" calcext:value-type="string">
            <text:p>XC1517TR-ND</text:p>
          </table:table-cell>
          <table:table-cell office:value-type="string" calcext:value-type="string">
            <text:p>ECS Inc.</text:p>
          </table:table-cell>
          <table:table-cell office:value-type="string" calcext:value-type="string">
            <text:p>ECS-270-20-30B-DU</text:p>
          </table:table-cell>
          <table:table-cell office:value-type="string" calcext:value-type="string">
            <text:p>520-270-20-30B-DU</text:p>
          </table:table-cell>
          <table:table-cell office:value-type="string" calcext:value-type="string">
            <text:p>Place as close as possible to the IC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804, R4807</text:p>
          </table:table-cell>
          <table:table-cell office:value-type="string" calcext:value-type="string">
            <text:p>2KΩ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2 kOhms ±1% 0.125W, 1/8W Chip Resistor</text:p>
          </table:table-cell>
          <table:table-cell office:value-type="string" calcext:value-type="string">
            <text:p>541-CRCW08052K00FKEBCTR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2K00FKEBC</text:p>
          </table:table-cell>
          <table:table-cell office:value-type="string" calcext:value-type="string">
            <text:p>71-CRCW08052K00FKEB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501, R503, R504, R601, R603, R604, R701, R703, R704, R801, R803, R804, R901, R903, R904, R1001, R1003, R1004, R1101, R1103, R1104, R1201, R1203, R1204, R1301, R1303, R1304, R1401, R1403, R1404, R1901, R1902, R1904, R1905, R1907, R1908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4.7 kOhms ±1% 0.125W, 1/8W Chip Resistor</text:p>
          </table:table-cell>
          <table:table-cell office:value-type="string" calcext:value-type="string">
            <text:p>541-4131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4K70FKEAC</text:p>
          </table:table-cell>
          <table:table-cell office:value-type="string" calcext:value-type="string">
            <text:p>71-CRCW08054K70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701, R4702, R5001, R5002, R5101, R5102, R5201, R5202, R5301, R5302, R5401, R5402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4.7 kOhms ±1% 0.125W Chip Resistor</text:p>
          </table:table-cell>
          <table:table-cell office:value-type="string" calcext:value-type="string">
            <text:p>541-4131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4K70FKEAC</text:p>
          </table:table-cell>
          <table:table-cell office:value-type="string" calcext:value-type="string">
            <text:p>71-CRCW08054K70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01, C480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search.murata.co.jp/Ceramy/image/img/A01X/G101/ENG/GRM21BR71C475KE51-01.pdf</text:p>
          </table:table-cell>
          <table:table-cell office:value-type="string" calcext:value-type="string">
            <text:p>4.7 µF ±10% 16V Ceramic Capacitor X7R</text:p>
          </table:table-cell>
          <table:table-cell office:value-type="string" calcext:value-type="string">
            <text:p>490-14466-2-N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R71C475KE51L</text:p>
          </table:table-cell>
          <table:table-cell office:value-type="string" calcext:value-type="string">
            <text:p>81-GRM21BR71C475KE1L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801, R4806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vishay.com/docs/28773/crcwce3.pdf</text:p>
          </table:table-cell>
          <table:table-cell office:value-type="string" calcext:value-type="string">
            <text:p>470 Ohms ±1% 0.125W, 1/8W Chip Resistor</text:p>
          </table:table-cell>
          <table:table-cell office:value-type="string" calcext:value-type="string">
            <text:p>541-4147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470RFKEAC</text:p>
          </table:table-cell>
          <table:table-cell office:value-type="string" calcext:value-type="string">
            <text:p>71-CRCW0805470RFKEA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47 pF ±2% 16V Ceramic Capacitor C0G, NP0</text:p>
          </table:table-cell>
          <table:table-cell office:value-type="string" calcext:value-type="string">
            <text:p>720-VJ0805A470GXJPW1BCTR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A470GXJPW1BC</text:p>
          </table:table-cell>
          <table:table-cell office:value-type="string" calcext:value-type="string">
            <text:p>77-VJ0805A470GXJPBC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LQH44NN6R8K03:IND_LQH44NN6R8K03L</text:p>
          </table:table-cell>
          <table:table-cell office:value-type="string" calcext:value-type="string">
            <text:p>https://www.murata.com/~/media/webrenewal/support/library/catalog/products/inductor/chip/o05e.ashx?la=en-us</text:p>
          </table:table-cell>
          <table:table-cell office:value-type="string" calcext:value-type="string">
            <text:p>6.8 µH Unshielded Wirewound Inductor 1.6 A 66.3mOhm</text:p>
          </table:table-cell>
          <table:table-cell office:value-type="string" calcext:value-type="string">
            <text:p>LQH44NN6R8K03L-N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H44NN6R8K03L</text:p>
          </table:table-cell>
          <table:table-cell office:value-type="string" calcext:value-type="string">
            <text:p>81-LQH44NN6R8K03L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701, U4702</text:p>
          </table:table-cell>
          <table:table-cell office:value-type="string" calcext:value-type="string">
            <text:p>74AVC20T245</text:p>
          </table:table-cell>
          <table:table-cell office:value-type="string" calcext:value-type="string">
            <text:p>dcm-symbols:74AVC20T245</text:p>
          </table:table-cell>
          <table:table-cell office:value-type="string" calcext:value-type="string">
            <text:p>Package_SO:TSSOP-56_6.1x14mm_P0.5mm</text:p>
          </table:table-cell>
          <table:table-cell office:value-type="string" calcext:value-type="string">
            <text:p>https://assets.nexperia.com/documents/data-sheet/74AVC20T245.pdf</text:p>
          </table:table-cell>
          <table:table-cell office:value-type="string" calcext:value-type="string">
            <text:p>Voltage Level Translator Bidirectional 2 Circuit 10 Channel 380Mbps</text:p>
          </table:table-cell>
          <table:table-cell office:value-type="string" calcext:value-type="string">
            <text:p>1727-4395-2-ND</text:p>
          </table:table-cell>
          <table:table-cell office:value-type="string" calcext:value-type="string">
            <text:p>Nexperia USA Inc</text:p>
          </table:table-cell>
          <table:table-cell office:value-type="string" calcext:value-type="string">
            <text:p>74AVC20T245DGG,118</text:p>
          </table:table-cell>
          <table:table-cell office:value-type="string" calcext:value-type="string">
            <text:p>771-74AVC20T245DG118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1704, U1802, U2104, U2202, U2404, U2502, U2704, U2802, U3004, U3102, U3304, U3402, U3604, U3702, U3904, U4002, U4204, U4302, U4504, U4602</text:p>
          </table:table-cell>
          <table:table-cell office:value-type="string" calcext:value-type="string">
            <text:p>74LV14PW</text:p>
          </table:table-cell>
          <table:table-cell office:value-type="string" calcext:value-type="string">
            <text:p>74xx:74LV1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assets.nexperia.com/documents/data-sheet/74LV14.pdf</text:p>
          </table:table-cell>
          <table:table-cell office:value-type="string" calcext:value-type="string">
            <text:p>Inverter IC 6 Channel Schmitt Trigger</text:p>
          </table:table-cell>
          <table:table-cell office:value-type="string" calcext:value-type="string">
            <text:p>1727-4103-2-N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74LV14PW,118</text:p>
          </table:table-cell>
          <table:table-cell office:value-type="string" calcext:value-type="string">
            <text:p>771-74LV14PW-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1702, U1705, U1706, U1709, U1710, U1803, U1804, U1807, U1808, U2102, U2105, U2106, U2109, U2110, U2203, U2204, U2207, U2208, U2402, U2405, U2406, U2409, U2410, U2503, U2504, U2507, U2508, U2702, U2705, U2706, U2709, U2710, U2803, U2804, U2807, U2808, U3002, U3005, U3006, U3009, U3010, U3103, U3104, U3107, U3108, U3302, U3305, U3306, U3309, U3310, U3403, U3404, U3407, U3408, U3602, U3605, U3606, U3609, U3610, U3703, U3704, U3707, U3708, U3902, U3905, U3906, U3909, U3910, U4003, U4004, U4007, U4008, U4202, U4205, U4206, U4209, U4210, U4303, U4304, U4307, U4308, U4502, U4505, U4506, U4509, U4510, U4603, U4604, U4607, U4608</text:p>
          </table:table-cell>
          <table:table-cell office:value-type="string" calcext:value-type="string">
            <text:p>74LV4066</text:p>
          </table:table-cell>
          <table:table-cell office:value-type="string" calcext:value-type="string">
            <text:p>4xxx:4016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assets.nexperia.com/documents/data-sheet/74LV4066.pdf</text:p>
          </table:table-cell>
          <table:table-cell office:value-type="string" calcext:value-type="string">
            <text:p>4 Circuit IC Switch 1:1 35Ohm</text:p>
          </table:table-cell>
          <table:table-cell office:value-type="string" calcext:value-type="string">
            <text:p>1727-6665-2-N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74LV4066PW,118</text:p>
          </table:table-cell>
          <table:table-cell office:value-type="string" calcext:value-type="string">
            <text:p>771-LV4066PW118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1703, U1708, U1801, U1806, U2103, U2108, U2201, U2206, U2403, U2408, U2501, U2506, U2703, U2708, U2801, U2806, U3003, U3008, U3101, U3106, U3303, U3308, U3401, U3406, U3603, U3608, U3701, U3706, U3903, U3908, U4001, U4006, U4203, U4208, U4301, U4306, U4503, U4508, U4601, U4606, U5701, U5704, U5802</text:p>
          </table:table-cell>
          <table:table-cell office:value-type="string" calcext:value-type="string">
            <text:p>74LVC08APW</text:p>
          </table:table-cell>
          <table:table-cell office:value-type="string" calcext:value-type="string">
            <text:p>74xx:74LS08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ti.com/lit/ds/symlink/sn74lvc08a.pdf</text:p>
          </table:table-cell>
          <table:table-cell office:value-type="string" calcext:value-type="string">
            <text:p>AND Gate IC 4 Channel</text:p>
          </table:table-cell>
          <table:table-cell office:value-type="string" calcext:value-type="string">
            <text:p>296-31897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08APWRG3</text:p>
          </table:table-cell>
          <table:table-cell office:value-type="string" calcext:value-type="string">
            <text:p>595-SN74LVC08APWRG3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1707, U1805, U2107, U2205, U2407, U2505, U2707, U2805, U3007, U3105, U3307, U3405, U3607, U3705, U3907, U4005, U4207, U4305, U4507, U4605</text:p>
          </table:table-cell>
          <table:table-cell office:value-type="string" calcext:value-type="string">
            <text:p>74LVC1G04</text:p>
          </table:table-cell>
          <table:table-cell office:value-type="string" calcext:value-type="string">
            <text:p>74xGxx:74LVC1GU04DRL</text:p>
          </table:table-cell>
          <table:table-cell office:value-type="string" calcext:value-type="string">
            <text:p>Package_TO_SOT_SMD:SOT-23-5_HandSoldering</text:p>
          </table:table-cell>
          <table:table-cell office:value-type="string" calcext:value-type="string">
            <text:p>http://www.ti.com/lit/ds/symlink/sn74lvc1g04.pdf</text:p>
          </table:table-cell>
          <table:table-cell office:value-type="string" calcext:value-type="string">
            <text:p>Inverter IC 1 Channel</text:p>
          </table:table-cell>
          <table:table-cell office:value-type="string" calcext:value-type="string">
            <text:p>296-32289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4DBVT</text:p>
          </table:table-cell>
          <table:table-cell office:value-type="string" calcext:value-type="string">
            <text:p>595-SN74LVC1G04DBV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703</text:p>
          </table:table-cell>
          <table:table-cell office:value-type="string" calcext:value-type="string">
            <text:p>74LVC1G04</text:p>
          </table:table-cell>
          <table:table-cell office:value-type="string" calcext:value-type="string">
            <text:p>dcm-symbols:74LVC1G04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ti.com/lit/ds/symlink/sn74lvc1g04.pdf</text:p>
          </table:table-cell>
          <table:table-cell office:value-type="string" calcext:value-type="string">
            <text:p>Inverter IC 1 Channel</text:p>
          </table:table-cell>
          <table:table-cell office:value-type="string" calcext:value-type="string">
            <text:p>296-23673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4DCKT</text:p>
          </table:table-cell>
          <table:table-cell office:value-type="string" calcext:value-type="string">
            <text:p>595-SN74LVC1G04DCK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4705, U4706, U4707, U4708</text:p>
          </table:table-cell>
          <table:table-cell office:value-type="string" calcext:value-type="string">
            <text:p>74LVC1G126</text:p>
          </table:table-cell>
          <table:table-cell office:value-type="string" calcext:value-type="string">
            <text:p>dcm-symbols:74LVC1G126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s://www.ti.com/lit/ds/symlink/sn74lvc1g126.pdf</text:p>
          </table:table-cell>
          <table:table-cell office:value-type="string" calcext:value-type="string">
            <text:p>Buffer, Non-Inverting 1 Element 1 Bit per Element 3-State Output</text:p>
          </table:table-cell>
          <table:table-cell office:value-type="string" calcext:value-type="string">
            <text:p>296-11606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126DCKR</text:p>
          </table:table-cell>
          <table:table-cell office:value-type="string" calcext:value-type="string">
            <text:p>595-SN74LVC1G126DCK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1501, U1502, U1503, U1504, U1505</text:p>
          </table:table-cell>
          <table:table-cell office:value-type="string" calcext:value-type="string">
            <text:p>74VHC9273</text:p>
          </table:table-cell>
          <table:table-cell office:value-type="string" calcext:value-type="string">
            <text:p>dcm-symbols:74VHC9273FT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toshiba.semicon-storage.com/info/docget.jsp?did=15529&amp;prodName=74VHC9273FT</text:p>
          </table:table-cell>
          <table:table-cell office:value-type="string" calcext:value-type="string">
            <text:p>Flip Flop 1 Element D-Type 8 Bit Positive Edge</text:p>
          </table:table-cell>
          <table:table-cell office:value-type="string" calcext:value-type="string">
            <text:p>74VHC9273FTTR-ND</text:p>
          </table:table-cell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74VHC9273FT</text:p>
          </table:table-cell>
          <table:table-cell office:value-type="string" calcext:value-type="string">
            <text:p>757-74VHC9273F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DP2302ARDZ</text:p>
          </table:table-cell>
          <table:table-cell office:value-type="string" calcext:value-type="string">
            <text:p>Regulator_Switching:ADP2302ARDZ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string" calcext:value-type="string">
            <text:p>https://www.analog.com/media/en/technical-documentation/data-sheets/ADP2302_2303.pdf</text:p>
          </table:table-cell>
          <table:table-cell office:value-type="string" calcext:value-type="string">
            <text:p>Buck Switching Regulator IC Positive Adjustable 0.8V 1 Output 2A</text:p>
          </table:table-cell>
          <table:table-cell office:value-type="string" calcext:value-type="string">
            <text:p>505-ADP2302ARDZ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P2302ARDZ</text:p>
          </table:table-cell>
          <table:table-cell office:value-type="string" calcext:value-type="string">
            <text:p>584-ADP2302ARDZ5.0R7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704</text:p>
          </table:table-cell>
          <table:table-cell office:value-type="string" calcext:value-type="string">
            <text:p>CDCE949QPWRQ1</text:p>
          </table:table-cell>
          <table:table-cell office:value-type="string" calcext:value-type="string">
            <text:p>dcm-symbols:CDCE949QPWRQ1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ti.com/lit/ds/symlink/cdce949-q1.pdf</text:p>
          </table:table-cell>
          <table:table-cell office:value-type="string" calcext:value-type="string">
            <text:p>Spread Spectrum Clock Driver IC 230MHz</text:p>
          </table:table-cell>
          <table:table-cell office:value-type="string" calcext:value-type="string">
            <text:p>296-27402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CE949QPWRQ1</text:p>
          </table:table-cell>
          <table:table-cell office:value-type="string" calcext:value-type="string">
            <text:p>595-CDCE949QPWRQ1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1701, J1702, J1801, J1802, J2101, J2102, J2201, J2202, J2401, J2402, J2501, J2502, J2701, J2702, J2801, J2802, J3001, J3002, J3101, J3102, J3301, J3302, J3401, J3402, J3601, J3602, J3701, J3702, J3901, J3902, J4001, J4002, J4201, J4202, J4301, J4302, J4501, J4502, J4601, J4602</text:p>
          </table:table-cell>
          <table:table-cell office:value-type="string" calcext:value-type="string">
            <text:p>Conn_01x08_0.5mm_Female_Kyocera</text:p>
          </table:table-cell>
          <table:table-cell office:value-type="string" calcext:value-type="string">
            <text:p>dcm-symbols:Conn_01x08_0.5mm_Female_Kyocera</text:p>
          </table:table-cell>
          <table:table-cell office:value-type="string" calcext:value-type="string">
            <text:p>dcm-footprint:Kyocera_6288</text:p>
          </table:table-cell>
          <table:table-cell office:value-type="string" calcext:value-type="string">
            <text:p>https://ele.kyocera.com/assets/products/connector/6288.pdf</text:p>
          </table:table-cell>
          <table:table-cell office:value-type="string" calcext:value-type="string">
            <text:p>8 Position FFC, FPC Connector Contacts, Bottom 0.020" (0.50mm) Surface Mount, Right Angle</text:p>
          </table:table-cell>
          <table:table-cell/>
          <table:table-cell office:value-type="string" calcext:value-type="string">
            <text:p>KYOCERA AVX</text:p>
          </table:table-cell>
          <table:table-cell table:style-name="ce2" office:value-type="string" calcext:value-type="string">
            <text:p>046288008000846+</text:p>
          </table:table-cell>
          <table:table-cell office:value-type="string" calcext:value-type="string">
            <text:p>581-046288008000846+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803, U4805</text:p>
          </table:table-cell>
          <table:table-cell office:value-type="string" calcext:value-type="string">
            <text:p>DAC121S101QCMK</text:p>
          </table:table-cell>
          <table:table-cell office:value-type="string" calcext:value-type="string">
            <text:p>dcm-symbols:DAC121S101QCMK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s://www.ti.com/lit/ds/symlink/dac121s101.pdf</text:p>
          </table:table-cell>
          <table:table-cell office:value-type="string" calcext:value-type="string">
            <text:p>12 Bit Digital to Analog Converter</text:p>
          </table:table-cell>
          <table:table-cell office:value-type="string" calcext:value-type="string">
            <text:p>DAC121S101QCMK/NOPBTR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AC121S101QCMK/NOPB</text:p>
          </table:table-cell>
          <table:table-cell office:value-type="string" calcext:value-type="string">
            <text:p>926-DA121S101QCMKNPB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304, C1702, C1706, C1802, C1806, C2102, C2106, C2202, C2206, C2402, C2406, C2502, C2506, C2702, C2706, C2802, C2806, C3002, C3006, C3102, C3106, C3302, C3306, C3402, C3406, C3602, C3606, C3702, C3706, C3902, C3906, C4002, C4006, C4202, C4206, C4302, C4306, C4502, C4506, C4602, C460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www.vishay.com/docs/28548/vjw1bcbascomseries.pdf</text:p>
          </table:table-cell>
          <table:table-cell office:value-type="string" calcext:value-type="string">
            <text:p>0.1 µF ±5% 10V Ceramic Capacitor X7R</text:p>
          </table:table-cell>
          <table:table-cell office:value-type="string" calcext:value-type="string">
            <text:p>VJ0805Y104JXQPW1BC-ND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VJ0805Y104JXQPW1BC</text:p>
          </table:table-cell>
          <table:table-cell office:value-type="string" calcext:value-type="string">
            <text:p>77-VJ0805Y104JXQPBCA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Active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705, R1718, R1805, R1818, R2105, R2118, R2205, R2218, R2405, R2418, R2505, R2518, R2705, R2718, R2805, R2818, R3005, R3018, R3105, R3118, R3305, R3318, R3405, R3418, R3605, R3618, R3705, R3718, R3905, R3918, R4005, R4018, R4205, R4218, R4305, R4318, R4505, R4518, R4605, R46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https://www.seielect.com/catalog/sei-rmcf_rmcp.pdf~</text:p>
          </table:table-cell>
          <table:table-cell office:value-type="string" calcext:value-type="string">
            <text:p>11 kOhms ±1% 0.125W, Chip Resistor</text:p>
          </table:table-cell>
          <table:table-cell office:value-type="string" calcext:value-type="string">
            <text:p>10-ERJ-H3EF1102VT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H3EF1102V</text:p>
          </table:table-cell>
          <table:table-cell office:value-type="string" calcext:value-type="string">
            <text:p>667-ERJ-6ENF1102V</text:p>
          </table:table-cell>
          <table:table-cell office:value-type="string" calcext:value-type="string">
            <text:p>11KΩ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HTSW-108-09-G-S-RA</text:p>
          </table:table-cell>
          <table:table-cell office:value-type="string" calcext:value-type="string">
            <text:p>TSW-108-09-G-S-RA:TSW-108-09-G-S-RA</text:p>
          </table:table-cell>
          <table:table-cell office:value-type="string" calcext:value-type="string">
            <text:p>TSW-108-09-G-S-RA:SAMTEC_TSW-108-09-G-S-RA</text:p>
          </table:table-cell>
          <table:table-cell office:value-type="string" calcext:value-type="string">
            <text:p>https://www.mouser.com/datasheet/2/527/htsw_th-2854340.pdf</text:p>
          </table:table-cell>
          <table:table-cell office:value-type="string" calcext:value-type="string">
            <text:p>Connector Header Through Hole, Right Angle 8 position 0.100" (2.54mm)</text:p>
          </table:table-cell>
          <table:table-cell office:value-type="string" calcext:value-type="string">
            <text:p>HTSW-108-09-G-S-RA-ND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HTSW-108-09-G-S-RA</text:p>
          </table:table-cell>
          <table:table-cell office:value-type="string" calcext:value-type="string">
            <text:p>200-HTSW10809GSRA</text:p>
          </table:table-cell>
          <table:table-cell office:value-type="string" calcext:value-type="string">
            <text:p>High Temp Version</text:p>
          </table:table-cell>
          <table:table-cell office:value-type="string" calcext:value-type="string">
            <text:p>Active</text:p>
          </table:table-cell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1701, U2101, U2401, U2701, U3001, U3301, U3601, U3901, U4201, U4501</text:p>
          </table:table-cell>
          <table:table-cell office:value-type="string" calcext:value-type="string">
            <text:p>LMV324A</text:p>
          </table:table-cell>
          <table:table-cell office:value-type="string" calcext:value-type="string">
            <text:p>Amplifier_Operational:LM324A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ti.com/lit/ds/symlink/lmv324a.pdf</text:p>
          </table:table-cell>
          <table:table-cell office:value-type="string" calcext:value-type="string">
            <text:p>General Purpose Amplifier 4 Circuit Rail-to-Rail </text:p>
          </table:table-cell>
          <table:table-cell office:value-type="string" calcext:value-type="string">
            <text:p>296-51366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V324AIPWR</text:p>
          </table:table-cell>
          <table:table-cell office:value-type="string" calcext:value-type="string">
            <text:p>595-LMV324AIPW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5601, U5602, U5702, U5703, U5801, U5803, U5901, U5902, U6001, U6002</text:p>
          </table:table-cell>
          <table:table-cell office:value-type="string" calcext:value-type="string">
            <text:p>LMV324A</text:p>
          </table:table-cell>
          <table:table-cell office:value-type="string" calcext:value-type="string">
            <text:p>Amplifier_Operational:LMV324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<text:a xlink:href="https://www.ti.com/lit/ds/symlink/lmv324a" xlink:type="simple">https://www.ti.com/lit/ds/symlink/lmv324a</text:a>.pdf</text:p>
          </table:table-cell>
          <table:table-cell office:value-type="string" calcext:value-type="string">
            <text:p>General Purpose Amplifier 4 Circuit Rail-to-Rail </text:p>
          </table:table-cell>
          <table:table-cell office:value-type="string" calcext:value-type="string">
            <text:p>296-51366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V324AIPWR</text:p>
          </table:table-cell>
          <table:table-cell office:value-type="string" calcext:value-type="string">
            <text:p>595-LMV324AIPW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801, U4804, U4806</text:p>
          </table:table-cell>
          <table:table-cell office:value-type="string" calcext:value-type="string">
            <text:p>LMV931MFX/NOPB</text:p>
          </table:table-cell>
          <table:table-cell office:value-type="string" calcext:value-type="string">
            <text:p>dcm-symbols:LMV931MG</text:p>
          </table:table-cell>
          <table:table-cell office:value-type="string" calcext:value-type="string">
            <text:p>Package_TO_SOT_SMD:SOT-23-5_HandSoldering</text:p>
          </table:table-cell>
          <table:table-cell office:value-type="string" calcext:value-type="string">
            <text:p>https://www.ti.com/lit/ds/symlink/lmv931-n.pdf</text:p>
          </table:table-cell>
          <table:table-cell office:value-type="string" calcext:value-type="string">
            <text:p>General Purpose Amplifier 1 Circuit Rail-to-Rail</text:p>
          </table:table-cell>
          <table:table-cell office:value-type="string" calcext:value-type="string">
            <text:p>LMV931MFX/NOPBTR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V931MFX/NOPB</text:p>
          </table:table-cell>
          <table:table-cell office:value-type="string" calcext:value-type="string">
            <text:p>926-LMV931MFX/NOPB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MBRS330T3G</text:p>
          </table:table-cell>
          <table:table-cell office:value-type="string" calcext:value-type="string">
            <text:p>dcm-symbols:MBRS330T3G</text:p>
          </table:table-cell>
          <table:table-cell office:value-type="string" calcext:value-type="string">
            <text:p>Diode_SMD:D_SMC_Handsoldering</text:p>
          </table:table-cell>
          <table:table-cell office:value-type="string" calcext:value-type="string">
            <text:p>https://www.onsemi.com/pdf/datasheet/mbrs340t3-d.pdf</text:p>
          </table:table-cell>
          <table:table-cell office:value-type="string" calcext:value-type="string">
            <text:p>Diode Schottky 30 V 4A</text:p>
          </table:table-cell>
          <table:table-cell office:value-type="string" calcext:value-type="string">
            <text:p>MBRS330T3GOSTR-ND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BRS330T3G</text:p>
          </table:table-cell>
          <table:table-cell office:value-type="string" calcext:value-type="string">
            <text:p>863-MBRS330T3G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501, U601, U701, U801, U901, U1001, U1101, U1201, U1301, U1401</text:p>
          </table:table-cell>
          <table:table-cell office:value-type="string" calcext:value-type="string">
            <text:p>PAC195X-1</text:p>
          </table:table-cell>
          <table:table-cell office:value-type="string" calcext:value-type="string">
            <text:p>dcm-symbols:PAC195X-1</text:p>
          </table:table-cell>
          <table:table-cell office:value-type="string" calcext:value-type="string">
            <text:p>digikey-footprints:VQFN-16_3x3mm</text:p>
          </table:table-cell>
          <table:table-cell office:value-type="string" calcext:value-type="string">
            <text:p>https://ww1.microchip.com/downloads/en/DeviceDoc/PAC195X-Data-Sheet-20006539.pdf</text:p>
          </table:table-cell>
          <table:table-cell office:value-type="string" calcext:value-type="string">
            <text:p>Current/Voltage Monitor Regulator High-Side</text:p>
          </table:table-cell>
          <table:table-cell office:value-type="string" calcext:value-type="string">
            <text:p>150-PAC1954T-E/4MXTR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PAC1954T-E/4MX</text:p>
          </table:table-cell>
          <table:table-cell office:value-type="string" calcext:value-type="string">
            <text:p>579-PAC1954T-E/4MX</text:p>
          </table:table-cell>
          <table:table-cell office:value-type="string" calcext:value-type="string">
            <text:p>Thermal Pad Connect to G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5001, U5101, U5201, U5301, U5401</text:p>
          </table:table-cell>
          <table:table-cell office:value-type="string" calcext:value-type="string">
            <text:p>PCMD3180</text:p>
          </table:table-cell>
          <table:table-cell office:value-type="string" calcext:value-type="string">
            <text:p>dcm-symbols:PCMD3180</text:p>
          </table:table-cell>
          <table:table-cell office:value-type="string" calcext:value-type="string">
            <text:p>Package_DFN_QFN:QFN-24-1EP_4x4mm_P0.5mm_EP2.7x2.7mm_ThermalVias</text:p>
          </table:table-cell>
          <table:table-cell office:value-type="string" calcext:value-type="string">
            <text:p>https://www.ti.com/lit/ds/symlink/pcmd3180.pdf</text:p>
          </table:table-cell>
          <table:table-cell office:value-type="string" calcext:value-type="string">
            <text:p>8-channel PDM input to TDM or I2S output converter</text:p>
          </table:table-cell>
          <table:table-cell office:value-type="string" calcext:value-type="string">
            <text:p>296-PCMD3180IRTWTTR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PCMD3180IRTWT</text:p>
          </table:table-cell>
          <table:table-cell office:value-type="string" calcext:value-type="string">
            <text:p>595-PCMD3180IRTW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PIC32MZ2048EFM064</text:p>
          </table:table-cell>
          <table:table-cell office:value-type="string" calcext:value-type="string">
            <text:p>dcm-symbols:PIC32MZ2048EFM064-TQFP</text:p>
          </table:table-cell>
          <table:table-cell office:value-type="string" calcext:value-type="string">
            <text:p>Package_QFP:TQFP-64_10x10mm_P0.5mm</text:p>
          </table:table-cell>
          <table:table-cell office:value-type="string" calcext:value-type="string">
            <text:p>https://ww1.microchip.com/downloads/en/DeviceDoc/PIC32MZ-Embedded-Connectivity-with-Floating-Point-Unit-Family-Data-Sheet-DS60001320H.pdf</text:p>
          </table:table-cell>
          <table:table-cell office:value-type="string" calcext:value-type="string">
            <text:p>MIPS32® M-Class series Microcontroller IC 32-Bit 180MHz 2MB (2M x 8) FLASH 64</text:p>
          </table:table-cell>
          <table:table-cell office:value-type="string" calcext:value-type="string">
            <text:p>PIC32MZ2048EFM064-E/P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PIC32MZ2048EFM064-E/PT</text:p>
          </table:table-cell>
          <table:table-cell office:value-type="string" calcext:value-type="string">
            <text:p>579-MZ2048EFM064EP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801, Q4802</text:p>
          </table:table-cell>
          <table:table-cell office:value-type="string" calcext:value-type="string">
            <text:p>PZT3904</text:p>
          </table:table-cell>
          <table:table-cell office:value-type="string" calcext:value-type="string">
            <text:p>Transistor_BJT:PZT3904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onsemi.com/pdf/datasheet/pzt3904t1-d.pdf</text:p>
          </table:table-cell>
          <table:table-cell office:value-type="string" calcext:value-type="string">
            <text:p>Bipolar (BJT) Transistor NPN 40 V 200 mA 300MHz 1.5 W</text:p>
          </table:table-cell>
          <table:table-cell office:value-type="string" calcext:value-type="string">
            <text:p>PZT3904T1GOSTR-ND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PZT3904T1G</text:p>
          </table:table-cell>
          <table:table-cell office:value-type="string" calcext:value-type="string">
            <text:p>863-PZT3904T1G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802</text:p>
          </table:table-cell>
          <table:table-cell office:value-type="string" calcext:value-type="string">
            <text:p>REF3040</text:p>
          </table:table-cell>
          <table:table-cell office:value-type="string" calcext:value-type="string">
            <text:p>Reference_Voltage:REF304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i.com/lit/ds/symlink/ref3030.pdf</text:p>
          </table:table-cell>
          <table:table-cell office:value-type="string" calcext:value-type="string">
            <text:p>Series Voltage Reference IC Fixed 4.096V V ±0.2% 25 mA</text:p>
          </table:table-cell>
          <table:table-cell office:value-type="string" calcext:value-type="string">
            <text:p>REF3040AIDBZTTR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EF3040AIDBZT</text:p>
          </table:table-cell>
          <table:table-cell office:value-type="string" calcext:value-type="string">
            <text:p>595-REF3040AIDBZT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903, U1904</text:p>
          </table:table-cell>
          <table:table-cell office:value-type="string" calcext:value-type="string">
            <text:p>SN74LVC32</text:p>
          </table:table-cell>
          <table:table-cell office:value-type="string" calcext:value-type="string">
            <text:p>dcm-symbols:SN74LVC32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gpn/sn74LS32</text:p>
          </table:table-cell>
          <table:table-cell office:value-type="string" calcext:value-type="string">
            <text:p>OR Gate IC 4 Channel</text:p>
          </table:table-cell>
          <table:table-cell office:value-type="string" calcext:value-type="string">
            <text:p>296-SN74LVC32APWRG3TR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32APWRG3</text:p>
          </table:table-cell>
          <table:table-cell office:value-type="string" calcext:value-type="string">
            <text:p>595-SN74LVC32APWRG3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901, U1902, U1905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nterface_Expansion:TCA9548APWR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://www.ti.com/lit/ds/symlink/tca9548a.pdf</text:p>
          </table:table-cell>
          <table:table-cell office:value-type="string" calcext:value-type="string">
            <text:p>Bus Switch 1 x 8:1</text:p>
          </table:table-cell>
          <table:table-cell office:value-type="string" calcext:value-type="string">
            <text:p>296-34905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595-TCA9548APW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TPS70351</text:p>
          </table:table-cell>
          <table:table-cell office:value-type="string" calcext:value-type="string">
            <text:p>Regulator_Linear:TPS70351</text:p>
          </table:table-cell>
          <table:table-cell office:value-type="string" calcext:value-type="string">
            <text:p>Package_SO:HTSSOP-24-1EP_4.4x7.8mm_P0.65mm_EP3.4x7.8mm_Mask2.4x4.68mm_ThermalVias</text:p>
          </table:table-cell>
          <table:table-cell office:value-type="string" calcext:value-type="string">
            <text:p>https://www.ti.com/lit/ds/slvs285h/slvs285h.pdf</text:p>
          </table:table-cell>
          <table:table-cell office:value-type="string" calcext:value-type="string">
            <text:p>Linear Voltage Regulator IC Positive Fixed 2 Output 1A, 2A</text:p>
          </table:table-cell>
          <table:table-cell office:value-type="string" calcext:value-type="string">
            <text:p>296-41765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0351PWPR</text:p>
          </table:table-cell>
          <table:table-cell office:value-type="string" calcext:value-type="string">
            <text:p>595-TPS70351PWP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4701, RN4702, RN4703, RN4704</text:p>
          </table:table-cell>
          <table:table-cell office:value-type="string" calcext:value-type="string">
            <text:p>VSSR2003101</text:p>
          </table:table-cell>
          <table:table-cell office:value-type="string" calcext:value-type="string">
            <text:p>dcm-symbols:R_Pack_100x10</text:p>
          </table:table-cell>
          <table:table-cell office:value-type="string" calcext:value-type="string">
            <text:p>Package_SO:SSOP-20_4.4x6.5mm_P0.65mm</text:p>
          </table:table-cell>
          <table:table-cell office:value-type="string" calcext:value-type="string">
            <text:p>https://www.vishay.com/docs/60003/vtsrvssr.pdf</text:p>
          </table:table-cell>
          <table:table-cell office:value-type="string" calcext:value-type="string">
            <text:p>100 Ohm ±5% 100mW Power Per Element Isolated 10 Resistor Network/Array ±100ppm/°C</text:p>
          </table:table-cell>
          <table:table-cell office:value-type="string" calcext:value-type="string">
            <text:p>VSSR2003101JTF-ND</text:p>
          </table:table-cell>
          <table:table-cell office:value-type="string" calcext:value-type="string">
            <text:p>Vishay Dale Thin Film</text:p>
          </table:table-cell>
          <table:table-cell office:value-type="string" calcext:value-type="string">
            <text:p>VSSR2003101JTF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kunk_MIC_Works.A1:Skunk_MIC_Works.N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57:50.510498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15:16:52.164073970</dc:date>
    <meta:editing-duration>PT1H15M26S</meta:editing-duration>
    <meta:editing-cycles>2</meta:editing-cycles>
    <meta:generator>LibreOffice/6.4.7.2$Linux_X86_64 LibreOffice_project/40$Build-2</meta:generator>
    <meta:document-statistic meta:table-count="1" meta:cell-count="733" meta:object-count="0"/>
  </office:meta>
</office:document-meta>
</file>